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xi Mono" svg:font-family="'Luxi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uxi Mono" fo:font-size="8pt" style:font-size-asian="8pt" style:font-size-complex="8pt"/>
    </style:style>
    <style:style style:name="P2" style:family="paragraph" style:parent-style-name="Preformatted_20_Text">
      <style:paragraph-properties fo:break-before="page"/>
      <style:text-properties style:font-name="Luxi Mono"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Author: &lt;njoffe@ucsd.edu&gt; Nitay Joffe</text:p>
      <text:p text:style-name="P1">% Date: 10/12/2006</text:p>
      <text:p text:style-name="P1">% Class: CSE 166 - Image Processing</text:p>
      <text:p text:style-name="P1">% Homework: 2</text:p>
      <text:p text:style-name="P1">% Problem: 1 - Binomial Approximation</text:p>
      <text:p text:style-name="P1">clear;</text:p>
      <text:p text:style-name="P1"/>
      <text:p text:style-name="P1">% (a) Make plots comparing the binomial kernel to the continuous Gaussian</text:p>
      <text:p text:style-name="P1">% <text:s text:c="4"/>kernel for sigma^2 = 1.0, 2.5, 4.0, 5.5. In each plot, use stem to plot</text:p>
      <text:p text:style-name="P1">% <text:s text:c="4"/>the binomial kernel and fplot to plot the corresponding Gaussian on the</text:p>
      <text:p text:style-name="P1">% <text:s text:c="4"/>interval [-3*sigma, 3*sigma]. You will need to use hold to put both</text:p>
      <text:p text:style-name="P1">% <text:s text:c="4"/>functions on the same plot. Also, overlaying these correctly is a bit</text:p>
      <text:p text:style-name="P1">% <text:s text:c="4"/>tricky; make sure the Gaussian and binomial kernel overlap. Arrange your</text:p>
      <text:p text:style-name="P1">% <text:s text:c="4"/>plots on a single sheet of paper using subplot.</text:p>
      <text:p text:style-name="P1">sigma_squared_values = [1.0, 2.5, 4.0, 5.5];</text:p>
      <text:p text:style-name="P1"/>
      <text:p text:style-name="P1">for i = 1:numel(sigma_squared_values)</text:p>
      <text:p text:style-name="P1"><text:s text:c="2"/>subplot(2,2,i);</text:p>
      <text:p text:style-name="P1"/>
      <text:p text:style-name="P1"><text:s text:c="2"/>sigma_squared = sigma_squared_values(i);</text:p>
      <text:p text:style-name="P1"/>
      <text:p text:style-name="P1"><text:s text:c="2"/>% Plot Gaussian in continuous time using fplot.</text:p>
      <text:p text:style-name="P1"><text:s text:c="2"/>range = [sigma_squared * -3, sigma_squared * 3];</text:p>
      <text:p text:style-name="P1"><text:s text:c="2"/>fplot(@(x) exp(-x^2/(2*sigma_squared)) / sqrt(2*pi*sigma_squared), range);</text:p>
      <text:p text:style-name="P1"/>
      <text:p text:style-name="P1"><text:s text:c="2"/>hold;</text:p>
      <text:p text:style-name="P1"/>
      <text:p text:style-name="P1"><text:s text:c="2"/>% Plot binomial approximation of Gaussian in discrete time using stem.</text:p>
      <text:p text:style-name="P1"><text:s text:c="2"/>% Use normalized Nth row of Pascal's triangle, where N = 4*sigma^2+1.</text:p>
      <text:p text:style-name="P1"><text:s text:c="2"/>pascal_row_number = 4*sigma_squared+1;</text:p>
      <text:p text:style-name="P1"><text:s text:c="2"/>pascal_row = diag(rot90(pascal(pascal_row_number)))';</text:p>
      <text:p text:style-name="P1"/>
      <text:p text:style-name="P1"><text:s text:c="2"/>normalization_factor = 2.^-(pascal_row_number-1);</text:p>
      <text:p text:style-name="P1"><text:s text:c="2"/>normalized_pascal_row = pascal_row .* normalization_factor;</text:p>
      <text:p text:style-name="P1"/>
      <text:p text:style-name="P1"><text:s text:c="2"/>stem_range = ceil(-pascal_row_number/2):floor(pascal_row_number/2);</text:p>
      <text:p text:style-name="P1"><text:s text:c="2"/>stem(stem_range, normalized_pascal_row);</text:p>
      <text:p text:style-name="P1"/>
      <text:p text:style-name="P1"><text:s text:c="2"/>title(['sigma^2 = ' num2str(sigma_squared)]);</text:p>
      <text:p text:style-name="P1">end</text:p>
      <text:p text:style-name="P1"/>
      <text:p text:style-name="P1"/>
      <text:p text:style-name="P2">% Author: &lt;njoffe@ucsd.edu&gt; Nitay Joffe</text:p>
      <text:p text:style-name="P1">% Date: 10/12/2006</text:p>
      <text:p text:style-name="P1">% Class: CSE 166 - Image Processing</text:p>
      <text:p text:style-name="P1">% Homework: 2</text:p>
      <text:p text:style-name="P1">% Problem: 2 - Canny Edge Detection</text:p>
      <text:p text:style-name="P1">% Section: b</text:p>
      <text:p text:style-name="P1"/>
      <text:p text:style-name="P1">% (b) Implement the simpli?ed version of the Canny edge detector as described</text:p>
      <text:p text:style-name="P1">% <text:s text:c="4"/>in lecture. The syntax of your function should be as follows:</text:p>
      <text:p text:style-name="P1">% <text:s text:c="4"/>[E,M,A]=canny(I,sig,tau), where E contains the detected edges, M contains</text:p>
      <text:p text:style-name="P1">% <text:s text:c="4"/>the smoothed gradient magnitude, A contains the gradient angle, I is the</text:p>
      <text:p text:style-name="P1">% <text:s text:c="4"/>input image, sig represents ? for the smoothing ?lter, and tau is the</text:p>
      <text:p text:style-name="P1">% <text:s text:c="4"/>threshold ?. You do not need to implement hysteresis thresholding, but</text:p>
      <text:p text:style-name="P1">% <text:s text:c="4"/>you do need to implement oriented nonmaximal suppression, as described in</text:p>
      <text:p text:style-name="P1">% <text:s text:c="4"/>lecture. For extra credit, implement hysteresis thresholding with edge</text:p>
      <text:p text:style-name="P1">% <text:s text:c="4"/>tracking.</text:p>
      <text:p text:style-name="P1">function [E,M,A] = canny(I,sig,tau)</text:p>
      <text:p text:style-name="P1"><text:s text:c="2"/>% [E,M,A] = canny(I,sig,tau)</text:p>
      <text:p text:style-name="P1"><text:s text:c="2"/>%</text:p>
      <text:p text:style-name="P1"><text:s text:c="2"/>% I is the input image.</text:p>
      <text:p text:style-name="P1"><text:s text:c="2"/>% sig represents sigma for the smoothing filter.</text:p>
      <text:p text:style-name="P1"><text:s text:c="2"/>% tau is the threshold.</text:p>
      <text:p text:style-name="P1"><text:s text:c="2"/>%</text:p>
      <text:p text:style-name="P1"><text:s text:c="2"/>% E contains the detected edges.</text:p>
      <text:p text:style-name="P1"><text:s text:c="2"/>% M contains the smoothed gradient magnitude.</text:p>
      <text:p text:style-name="P1"><text:s text:c="2"/>% A contains the gradient angle. <text:s/></text:p>
      <text:p text:style-name="P1"/>
      <text:p text:style-name="P1"><text:s text:c="2"/>% Use discrete binomial approximation of Gaussian. Grab row from pascal's</text:p>
      <text:p text:style-name="P1"><text:s text:c="2"/>% triangle at 4*sigma^2+1 and normalize. </text:p>
      <text:p text:style-name="P1"><text:s text:c="2"/>pascal_row_number = 4 * sig^2 + 1;</text:p>
      <text:p text:style-name="P1"><text:s text:c="2"/>pascal_row = diag(rot90(pascal(pascal_row_number)))';</text:p>
      <text:p text:style-name="P1"><text:s text:c="2"/>smoothing_kernel = pascal_row ./ sum(pascal_row);</text:p>
      <text:p text:style-name="P1"/>
      <text:p text:style-name="P1"><text:s text:c="2"/>% Convolve image with the smoothing filter in X and Y directions. Produce an</text:p>
      <text:p text:style-name="P1"><text:s text:c="2"/>% image that is the same size as the original.</text:p>
      <text:p text:style-name="P1"><text:s text:c="2"/>smoothed_image = conv2(smoothing_kernel,smoothing_kernel,double(I),'same');</text:p>
      <text:p text:style-name="P1"/>
      <text:p text:style-name="P1"><text:s text:c="2"/>% Compute gradient magnitude and angle of smoothed image.</text:p>
      <text:p text:style-name="P1"><text:s text:c="2"/>[gradient_x, gradient_y] = gradient(smoothed_image);</text:p>
      <text:p text:style-name="P1"><text:s text:c="2"/>M = sqrt(gradient_x.*gradient_x + gradient_y.*gradient_y);</text:p>
      <text:p text:style-name="P1"><text:s text:c="2"/>A = atan(gradient_y./gradient_x);</text:p>
      <text:p text:style-name="P1"/>
      <text:p text:style-name="P1"><text:s text:c="2"/>% Thresholding, zero all pixels with magnitude lower than tau.</text:p>
      <text:p text:style-name="P1"><text:s text:c="2"/>E = M;</text:p>
      <text:p text:style-name="P1"><text:s text:c="2"/>E(E &lt; tau) = 0;</text:p>
      <text:p text:style-name="P1"/>
      <text:p text:style-name="P1"><text:s text:c="2"/>row_count = size(M, 1);</text:p>
      <text:p text:style-name="P1"><text:s text:c="2"/>column_count = size(M, 2);</text:p>
      <text:p text:style-name="P1"/>
      <text:p text:style-name="P1"><text:s text:c="2"/>% Oriented nonmaximal suppression.</text:p>
      <text:p text:style-name="P1"><text:s text:c="2"/>% Find X and Y coordinates of all the possible edges, that is all the pixels</text:p>
      <text:p text:style-name="P1"><text:s text:c="2"/>% whose magnitude was not zeroed out during thresholding.</text:p>
      <text:p text:style-name="P1"><text:s text:c="2"/>edge_index = find(E);</text:p>
      <text:p text:style-name="P1"><text:s text:c="2"/>edge_index_x = floor(edge_index ./ column_count);</text:p>
      <text:p text:style-name="P1"><text:s text:c="2"/>edge_index_y = edge_index - edge_index_x .* column_count;</text:p>
      <text:p text:style-name="P1"/>
      <text:p text:style-name="P1"><text:s text:c="2"/>% Compute edge normal direction and use it to figure out deltas for neighbors</text:p>
      <text:p text:style-name="P1"><text:s text:c="2"/>% around edge pixel.</text:p>
      <text:p text:style-name="P1"><text:s text:c="2"/>edge_direction_angle = A(edge_index);</text:p>
      <text:p text:style-name="P1"><text:s text:c="2"/>edge_normal_angle = edge_direction_angle + pi/2;</text:p>
      <text:p text:style-name="P1"><text:s text:c="2"/>neighbor_x_delta = round(cos(edge_normal_angle));</text:p>
      <text:p text:style-name="P1"><text:s text:c="2"/>neighbor_y_delta = round(sin(edge_normal_angle));</text:p>
      <text:p text:style-name="P1"/>
      <text:p text:style-name="P1"><text:s text:c="2"/>% Get magnitude of neighboring pixels in direction of edge normal.</text:p>
      <text:p text:style-name="P1"><text:s text:c="2"/>% Avoid errors with indexes out of range.</text:p>
      <text:p text:style-name="P1"><text:s text:c="2"/>neighbor_1_index_x = edge_index_x - neighbor_x_delta;</text:p>
      <text:p text:style-name="P1"><text:s text:c="2"/>neighbor_1_index_x(neighbor_1_index_x &lt; 1) = 1;</text:p>
      <text:p text:style-name="P1"><text:s text:c="2"/>neighbor_1_index_x(neighbor_1_index_x &gt; row_count) = row_count;</text:p>
      <text:p text:style-name="P1"><text:s text:c="2"/>neighbor_1_index_y = edge_index_y - neighbor_y_delta;</text:p>
      <text:p text:style-name="P1"><text:s text:c="2"/>neighbor_1_index_y(neighbor_1_index_y &lt; 1) = 1;</text:p>
      <text:p text:style-name="P1"><text:s text:c="2"/>neighbor_1_index_y(neighbor_1_index_y &gt; column_count) = column_count;</text:p>
      <text:p text:style-name="P1"><text:s text:c="2"/>neighbor_1_indexes = (neighbor_1_index_x-1) .* column_count + neighbor_1_index_y;</text:p>
      <text:p text:style-name="P1"><text:s text:c="2"/>neighbor_1_magnitude = M(neighbor_1_indexes);</text:p>
      <text:p text:style-name="P1"/>
      <text:p text:style-name="P1"><text:s text:c="2"/>neighbor_2_index_x = edge_index_x + neighbor_x_delta;</text:p>
      <text:p text:style-name="P1"><text:s text:c="2"/>neighbor_2_index_x(neighbor_2_index_x &lt; 1) = 1;</text:p>
      <text:p text:style-name="P1"><text:s text:c="2"/>neighbor_2_index_x(neighbor_2_index_x &gt; row_count) = row_count;</text:p>
      <text:p text:style-name="P1"><text:s text:c="2"/>neighbor_2_index_y = edge_index_y + neighbor_y_delta;</text:p>
      <text:p text:style-name="P1"><text:s text:c="2"/>neighbor_2_index_y(neighbor_2_index_y &lt; 1) = 1;</text:p>
      <text:p text:style-name="P1"><text:s text:c="2"/>neighbor_2_index_y(neighbor_2_index_y &gt; column_count) = column_count;</text:p>
      <text:p text:style-name="P1"><text:s text:c="2"/>neighbor_2_indexes = (neighbor_2_index_x-1) .* column_count + neighbor_2_index_y;</text:p>
      <text:p text:style-name="P1"><text:s text:c="2"/>neighbor_2_magnitude = M(neighbor_2_indexes);</text:p>
      <text:p text:style-name="P1"/>
      <text:p text:style-name="P1"><text:s text:c="2"/>% Zero out edge pixels that are less than either of their neighbors.</text:p>
      <text:p text:style-name="P1"><text:s text:c="2"/>edge_magnitude = M(edge_index);</text:p>
      <text:p text:style-name="P1"><text:s text:c="2"/>E(edge_magnitude &lt; neighbor_1_magnitude) = 0;</text:p>
      <text:p text:style-name="P1"><text:s text:c="2"/>E(edge_magnitude &lt; neighbor_2_magnitude) = 0;</text:p>
      <text:p text:style-name="P1"/>
      <text:p text:style-name="P1"><text:s text:c="2"/>% Remaining nonzero magnitude pixels are the edges.</text:p>
      <text:p text:style-name="P1"><text:s text:c="2"/>E = logical(E &gt; 0);</text:p>
      <text:p text:style-name="P1"/>
      <text:p text:style-name="P1"/>
      <text:p text:style-name="P2">% Author: &lt;njoffe@ucsd.edu&gt; Nitay Joffe</text:p>
      <text:p text:style-name="P1">% Date: 10/12/2006</text:p>
      <text:p text:style-name="P1">% Class: CSE 166 - Image Processing</text:p>
      <text:p text:style-name="P1">% Homework: 2</text:p>
      <text:p text:style-name="P1">% Problem: 2 - Canny Edge Detection</text:p>
      <text:p text:style-name="P1">% Section: c</text:p>
      <text:p text:style-name="P1">clear;</text:p>
      <text:p text:style-name="P1"/>
      <text:p text:style-name="P1">% (c) Run your edge detector on Figure 10.4(a) using tau = 5 and the following</text:p>
      <text:p text:style-name="P1">% <text:s text:c="4"/>three values for sigma^2 : 0.5, 1, and 3. (Note: to save ink, invert E</text:p>
      <text:p text:style-name="P1">% <text:s text:c="4"/>before printing it.) Discuss how the choice of sigma^2 effects the</text:p>
      <text:p text:style-name="P1">% <text:s text:c="4"/>results.</text:p>
      <text:p text:style-name="P1">I = double(imread('Fig10.04(a).jpg'));</text:p>
      <text:p text:style-name="P1">threshold_tau = 5;</text:p>
      <text:p text:style-name="P1">sigma_squared_values = [0.5 1 3];</text:p>
      <text:p text:style-name="P1">number_of_items = numel(sigma_squared_values);</text:p>
      <text:p text:style-name="P1"/>
      <text:p text:style-name="P1">figure;</text:p>
      <text:p text:style-name="P1">for i = 1:number_of_items</text:p>
      <text:p text:style-name="P1"><text:s text:c="2"/>sigma_squared = sigma_squared_values(i);</text:p>
      <text:p text:style-name="P1"><text:s text:c="2"/>sigma = sqrt(sigma_squared);</text:p>
      <text:p text:style-name="P1"><text:s text:c="2"/>[E,M,A] = canny(I,sigma,threshold_tau);</text:p>
      <text:p text:style-name="P1"/>
      <text:p text:style-name="P1"><text:s text:c="2"/>E = ~E;</text:p>
      <text:p text:style-name="P1"/>
      <text:p text:style-name="P1"><text:s text:c="2"/>subplot(1,number_of_items,i);</text:p>
      <text:p text:style-name="P1"><text:s text:c="2"/>imshow(E);</text:p>
      <text:p text:style-name="P1"><text:s text:c="2"/>title(['edges detected, sigma^2 = ' num2str(sigma_squared)]);</text:p>
      <text:p text:style-name="P1">end</text:p>
      <text:p text:style-name="P1"/>
      <text:p text:style-name="P1"/>
      <text:p text:style-name="P2">% Author: &lt;njoffe@ucsd.edu&gt; Nitay Joffe</text:p>
      <text:p text:style-name="P1">% Date: 10/12/2006</text:p>
      <text:p text:style-name="P1">% Class: CSE 166 - Image Processing</text:p>
      <text:p text:style-name="P1">% Homework: 2</text:p>
      <text:p text:style-name="P1">% Problem: 2 - Canny Edge Detection</text:p>
      <text:p text:style-name="P1">% Section: d</text:p>
      <text:p text:style-name="P1">clear;</text:p>
      <text:p text:style-name="P1"/>
      <text:p text:style-name="P1">% (d) Apply your edge detector to Figure 1.14(c), adjusting sigma and tau as</text:p>
      <text:p text:style-name="P1">% <text:s text:c="4"/>you see fit. Display the resulting edges and the parameter settings used.</text:p>
      <text:p text:style-name="P1"/>
      <text:p text:style-name="P1">I = double(imread('Fig1.14(c).jpg'));</text:p>
      <text:p text:style-name="P1"/>
      <text:p text:style-name="P1">sigma = 1;</text:p>
      <text:p text:style-name="P1">tau = 7;</text:p>
      <text:p text:style-name="P1"/>
      <text:p text:style-name="P1">[E,M,A] = canny(I,sigma,tau);</text:p>
      <text:p text:style-name="P1"/>
      <text:p text:style-name="P1">E = ~E;</text:p>
      <text:p text:style-name="P1"/>
      <text:p text:style-name="P1">figure;</text:p>
      <text:p text:style-name="P1">imshow(E);</text:p>
      <text:p text:style-name="P1">title(['edges detected using canny with sigma = ' num2str(sigma) ', and tau = ' num2str(tau)]);</text:p>
      <text:p text:style-name="P1"/>
      <text:p text:style-name="P1"/>
      <text:p text:style-name="P2">% Author: &lt;njoffe@ucsd.edu&gt; Nitay Joffe</text:p>
      <text:p text:style-name="P1">% Date: 10/12/2006</text:p>
      <text:p text:style-name="P1">% Class: CSE 166 - Image Processing</text:p>
      <text:p text:style-name="P1">% Homework: 2</text:p>
      <text:p text:style-name="P1">% Problem: 3 - Laplacian of Gaussian Edge Detection</text:p>
      <text:p text:style-name="P1">clear;</text:p>
      <text:p text:style-name="P1"/>
      <text:p text:style-name="P1">% a) Use fspecial with the 'LoG' option to construct a 15x15 isotropic</text:p>
      <text:p text:style-name="P1">% <text:s text:c="3"/>Laplacian of Gaussian kernel with SIGMA=2. Call the kernel H. Make a mesh</text:p>
      <text:p text:style-name="P1">% <text:s text:c="3"/>plot of -H.</text:p>
      <text:p text:style-name="P1">hsize = 15;</text:p>
      <text:p text:style-name="P1">sigma = 2;</text:p>
      <text:p text:style-name="P1">H = fspecial('LoG', hsize, sigma);</text:p>
      <text:p text:style-name="P1"/>
      <text:p text:style-name="P1">figure;</text:p>
      <text:p text:style-name="P1">mesh(-H);</text:p>
      <text:p text:style-name="P1">title('mesh plot of LoG kernel H');</text:p>
      <text:p text:style-name="P1"/>
      <text:p text:style-name="P1">% b) Using conv2 with the 'same' option, apply H to Figure 10.15(a) and call the</text:p>
      <text:p text:style-name="P1">% <text:s text:c="3"/>result F. Display the original image, the filtered image, and the filtered</text:p>
      <text:p text:style-name="P1">% <text:s text:c="3"/>image thresholded at zero.</text:p>
      <text:p text:style-name="P1">I = imread('Fig10.15(a).jpg');</text:p>
      <text:p text:style-name="P1">I_double = double(I);</text:p>
      <text:p text:style-name="P1">F = conv2(I_double, H, 'same');</text:p>
      <text:p text:style-name="P1">F_thresholded = F;</text:p>
      <text:p text:style-name="P1">F_thresholded(F_thresholded &lt; 0) = 0;</text:p>
      <text:p text:style-name="P1"/>
      <text:p text:style-name="P1">figure;</text:p>
      <text:p text:style-name="P1">subplot(1,3,1);</text:p>
      <text:p text:style-name="P1">imshow(I);</text:p>
      <text:p text:style-name="P1">title('original image');</text:p>
      <text:p text:style-name="P1">subplot(1,3,2);</text:p>
      <text:p text:style-name="P1">imshow(F);</text:p>
      <text:p text:style-name="P1">title('filtered image');</text:p>
      <text:p text:style-name="P1">subplot(1,3,3);</text:p>
      <text:p text:style-name="P1">imshow(F_thresholded);</text:p>
      <text:p text:style-name="P1">title('filtered image thresholded at zero');</text:p>
      <text:p text:style-name="P1"/>
      <text:p text:style-name="P1">% c) Display the zero crossings of F as a contour plot superimposed on the raw</text:p>
      <text:p text:style-name="P1">% <text:s text:c="3"/>image. (Hint: use contour with level set parameter [0 0] and color ?k? or</text:p>
      <text:p text:style-name="P1">% <text:s text:c="3"/>?r?.)</text:p>
      <text:p text:style-name="P1">figure;</text:p>
      <text:p text:style-name="P1">imshow(I);</text:p>
      <text:p text:style-name="P1">hold;</text:p>
      <text:p text:style-name="P1">contour(F, [0 0], 'r');</text:p>
      <text:p text:style-name="P1">title('zero crossings of filtered image F');</text:p>
      <text:p text:style-name="P1"/>
      <text:p text:style-name="P1">% d) The contour plot in the previous step displays the zero crossings</text:p>
      <text:p text:style-name="P1">% <text:s text:c="3"/>regardless of edge strength. We can use the gradient magnitude to suppress</text:p>
      <text:p text:style-name="P1">% <text:s text:c="3"/>contours for weak edges as follows. Compute the smoothed gradient</text:p>
      <text:p text:style-name="P1">% <text:s text:c="3"/>magnitude M as in the previous exercise, using ? = 2. Set all pixels in F</text:p>
      <text:p text:style-name="P1">% <text:s text:c="3"/>for which M&lt;tau equal to NaN. Pick a value of ? in the interval [2, 6].</text:p>
      <text:p text:style-name="P1">% <text:s text:c="3"/>Now reproduce the superimposed contour plot with this threshold in place.</text:p>
      <text:p text:style-name="P1">sigma = 2;</text:p>
      <text:p text:style-name="P1">sigma_squared = sigma^2;</text:p>
      <text:p text:style-name="P1">pascal_row_number = 4*sigma_squared + 1;</text:p>
      <text:p text:style-name="P1">pascal_row = diag(rot90(pascal(pascal_row_number)));</text:p>
      <text:p text:style-name="P1">smoothing_filter = pascal_row ./ sum(pascal_row);</text:p>
      <text:p text:style-name="P1">smoothed_I = conv2(smoothing_filter, smoothing_filter, I, 'same');</text:p>
      <text:p text:style-name="P1"/>
      <text:p text:style-name="P1">threshold_tau = 4;</text:p>
      <text:p text:style-name="P1">[gradient_x, gradient_y] = gradient(smoothed_I);</text:p>
      <text:p text:style-name="P1">gradient_magnitude = sqrt(gradient_x.*gradient_x + gradient_y.*gradient_y);</text:p>
      <text:p text:style-name="P1">F(gradient_magnitude &lt; threshold_tau) = NaN;</text:p>
      <text:p text:style-name="P1"/>
      <text:p text:style-name="P1">figure;</text:p>
      <text:p text:style-name="P1">imshow(I);</text:p>
      <text:p text:style-name="P1">hold;</text:p>
      <text:p text:style-name="P1">contour(F, [0 0], 'r');</text:p>
      <text:p text:style-name="P1">title(['contour plot after suppressing weak edges with tau = ' num2str(threshold_tau)]);</text:p>
      <text:p text:style-name="P2">% Author: &lt;njoffe@ucsd.edu&gt; Nitay Joffe</text:p>
      <text:p text:style-name="P1">% Date: 10/12/2006</text:p>
      <text:p text:style-name="P1">% Class: CSE 166 - Image Processing</text:p>
      <text:p text:style-name="P1">% Homework: 2</text:p>
      <text:p text:style-name="P1">% Problem: 4 - Computing 1D Discrete Fourier Transforms</text:p>
      <text:p text:style-name="P1">clear;</text:p>
      <text:p text:style-name="P1"/>
      <text:p text:style-name="P1">% Compute and display the DFT of the following 1D signals. The Matlab function</text:p>
      <text:p text:style-name="P1">% for the 1D DFT is fft. For each DFT, use stem to display the following three</text:p>
      <text:p text:style-name="P1">% plots: (1) original signal, (2) DFT magnitude (using abs), (3) DFT phase</text:p>
      <text:p text:style-name="P1">% (using angle). In the latter two plots, use fftshift to place the DC</text:p>
      <text:p text:style-name="P1">% component at the middle. Label the axes and put a title on each plot. Set the</text:p>
      <text:p text:style-name="P1">% y axis range on the phase plots to [-pi, pi].</text:p>
      <text:p text:style-name="P1">phase_plot_y_axis_range = [-pi, pi];</text:p>
      <text:p text:style-name="P1"/>
      <text:p text:style-name="P1">% (a) delta(x - xo) for x = 0, 1, . . . , 7 with the following values of</text:p>
      <text:p text:style-name="P1">% <text:s text:c="4"/>xo : 0, 1, 4.</text:p>
      <text:p text:style-name="P1">x_range = 0:7;</text:p>
      <text:p text:style-name="P1">x_0_values = [0 1 4];</text:p>
      <text:p text:style-name="P1">number_of_items = numel(x_0_values);</text:p>
      <text:p text:style-name="P1"/>
      <text:p text:style-name="P1">figure;</text:p>
      <text:p text:style-name="P1">for i = 1:number_of_items</text:p>
      <text:p text:style-name="P1"><text:s text:c="2"/>x_0 = x_0_values(i);</text:p>
      <text:p text:style-name="P1"><text:s text:c="2"/>f = dirac(x_range - x_0) &gt; 0;</text:p>
      <text:p text:style-name="P1"><text:s text:c="2"/>F = fft(f);</text:p>
      <text:p text:style-name="P1"><text:s text:c="2"/>F_magnitude_shifted = fftshift(abs(F));</text:p>
      <text:p text:style-name="P1"><text:s text:c="2"/>F_angle_shifted = fftshift(angle(F));</text:p>
      <text:p text:style-name="P1"/>
      <text:p text:style-name="P1"><text:s text:c="2"/>subplot(number_of_items,3,i*3-2);</text:p>
      <text:p text:style-name="P1"><text:s text:c="2"/>stem(x_range, f);</text:p>
      <text:p text:style-name="P1"><text:s text:c="2"/>xlabel('x');</text:p>
      <text:p text:style-name="P1"><text:s text:c="2"/>ylabel('f(x)');</text:p>
      <text:p text:style-name="P1"><text:s text:c="2"/>title(['original signal, x_0 = ' num2str(x_0)]);</text:p>
      <text:p text:style-name="P1"/>
      <text:p text:style-name="P1"><text:s text:c="2"/>subplot(number_of_items,3,i*3-1);</text:p>
      <text:p text:style-name="P1"><text:s text:c="2"/>stem(F_magnitude_shifted);</text:p>
      <text:p text:style-name="P1"><text:s text:c="2"/>xlabel('u - frequency');</text:p>
      <text:p text:style-name="P1"><text:s text:c="2"/>ylabel('magnitude');</text:p>
      <text:p text:style-name="P1"><text:s text:c="2"/>title(['DFT magnitude, x_0 = ' num2str(x_0)]);</text:p>
      <text:p text:style-name="P1"/>
      <text:p text:style-name="P1"><text:s text:c="2"/>subplot(number_of_items,3,i*3);</text:p>
      <text:p text:style-name="P1"><text:s text:c="2"/>stem(F_angle_shifted);</text:p>
      <text:p text:style-name="P1"><text:s text:c="2"/>ylim(phase_plot_y_axis_range);</text:p>
      <text:p text:style-name="P1"><text:s text:c="2"/>xlabel('u - frequency');</text:p>
      <text:p text:style-name="P1"><text:s text:c="2"/>ylabel('phase - radians');</text:p>
      <text:p text:style-name="P1"><text:s text:c="2"/>title(['DFT phase, x_0 = ' num2str(x_0)]);</text:p>
      <text:p text:style-name="P1">end</text:p>
      <text:p text:style-name="P1"/>
      <text:p text:style-name="P1">% (b) cos w_o x for x = 0, 1, . . . , 7 with the following values of</text:p>
      <text:p text:style-name="P1">% <text:s text:c="4"/>w_o : 0, pi/4, pi/2, pi.</text:p>
      <text:p text:style-name="P1">x_range = 0:7;</text:p>
      <text:p text:style-name="P1">w_0_values = [0, pi/4, pi/2, pi];</text:p>
      <text:p text:style-name="P1">number_of_items = numel(w_0_values);</text:p>
      <text:p text:style-name="P1"/>
      <text:p text:style-name="P1">figure;</text:p>
      <text:p text:style-name="P1">for i = 1:number_of_items</text:p>
      <text:p text:style-name="P1"><text:s text:c="2"/>w_0 = w_0_values(i);</text:p>
      <text:p text:style-name="P1"><text:s text:c="2"/>f = cos(x_range .* w_0);</text:p>
      <text:p text:style-name="P1"/>
      <text:p text:style-name="P1"><text:s text:c="2"/>F = fft(f);</text:p>
      <text:p text:style-name="P1"><text:s text:c="2"/>F_magnitude_shifted = fftshift(abs(F));</text:p>
      <text:p text:style-name="P1"><text:s text:c="2"/>F_angle_shifted = fftshift(angle(F));</text:p>
      <text:p text:style-name="P1"/>
      <text:p text:style-name="P1"><text:s text:c="2"/>subplot(number_of_items,3,i*3-2);</text:p>
      <text:p text:style-name="P1"><text:s text:c="2"/>stem(x_range, f);</text:p>
      <text:p text:style-name="P1"><text:s text:c="2"/>xlabel('x');</text:p>
      <text:p text:style-name="P1"><text:s text:c="2"/>ylabel('f(x)');</text:p>
      <text:p text:style-name="P1"><text:s text:c="2"/>title(['original signal, w_0 = ' num2str(w_0)]);</text:p>
      <text:p text:style-name="P1"><text:s text:c="2"/></text:p>
      <text:p text:style-name="P1"><text:s text:c="2"/>subplot(number_of_items,3,i*3-1);</text:p>
      <text:p text:style-name="P1"><text:s text:c="2"/>stem(F_magnitude_shifted);</text:p>
      <text:p text:style-name="P1"><text:s text:c="2"/>xlabel('u - frequency');</text:p>
      <text:p text:style-name="P1"><text:s text:c="2"/>ylabel('magnitude');</text:p>
      <text:p text:style-name="P1"><text:s text:c="2"/>title(['DFT magnitude, w_0 = ' num2str(w_0)]);</text:p>
      <text:p text:style-name="P1"><text:s text:c="2"/></text:p>
      <text:p text:style-name="P1"><text:s text:c="2"/>subplot(number_of_items,3,i*3);</text:p>
      <text:p text:style-name="P1"><text:s text:c="2"/>stem(F_angle_shifted);</text:p>
      <text:p text:style-name="P1"><text:s text:c="2"/>ylim(phase_plot_y_axis_range);</text:p>
      <text:p text:style-name="P1"><text:s text:c="2"/>xlabel('u - frequency');</text:p>
      <text:p text:style-name="P1"><text:s text:c="2"/>ylabel('phase - radians');</text:p>
      <text:p text:style-name="P1"><text:s text:c="2"/>title(['DFT phase, w_0 = ' num2str(w_0)]);</text:p>
      <text:p text:style-name="P1">end</text:p>
      <text:p text:style-name="P1"/>
      <text:p text:style-name="P1">% (c) The first difference kernel, padded with zeros to</text:p>
      <text:p text:style-name="P1">% <text:s text:c="4"/>length 8: [0.5 0 -0.5 0 0 0 0 0].</text:p>
      <text:p text:style-name="P1">f = [0.5 0 -0.5 0 0 0 0 0];</text:p>
      <text:p text:style-name="P1">F = fft(f);</text:p>
      <text:p text:style-name="P1">F_magnitude_shifted = fftshift(abs(F));</text:p>
      <text:p text:style-name="P1">F_angle_shifted = fftshift(angle(F));</text:p>
      <text:p text:style-name="P1"/>
      <text:p text:style-name="P1">figure;</text:p>
      <text:p text:style-name="P1">subplot(1,3,1);</text:p>
      <text:p text:style-name="P1">stem(0:7, f);</text:p>
      <text:p text:style-name="P1">xlabel('x');</text:p>
      <text:p text:style-name="P1">ylabel('f(x)');</text:p>
      <text:p text:style-name="P1">title('original signal');</text:p>
      <text:p text:style-name="P1"/>
      <text:p text:style-name="P1">subplot(1,3,2);</text:p>
      <text:p text:style-name="P1">stem(F_magnitude_shifted);</text:p>
      <text:p text:style-name="P1">xlabel('u - frequency');</text:p>
      <text:p text:style-name="P1">ylabel('magnitude');</text:p>
      <text:p text:style-name="P1">title('DFT magnitude');</text:p>
      <text:p text:style-name="P1"/>
      <text:p text:style-name="P1">subplot(1,3,3);</text:p>
      <text:p text:style-name="P1">stem(F_angle_shifted);</text:p>
      <text:p text:style-name="P1">ylim(phase_plot_y_axis_range);</text:p>
      <text:p text:style-name="P1">xlabel('u - frequency');</text:p>
      <text:p text:style-name="P1">ylabel('phase - radians');</text:p>
      <text:p text:style-name="P1">title('DFT phase0');</text:p>
      <text:p text:style-name="P1"/>
      <text:p text:style-name="P1">% (d) The binomial kernel with the following values of ?^2 : 1, 2, 3. In each</text:p>
      <text:p text:style-name="P1">% <text:s text:c="4"/>case, pad the kernel with zeros to make the total length 64.</text:p>
      <text:p text:style-name="P1">length = 64;</text:p>
      <text:p text:style-name="P1">sigma_squared_values = [1 2 3];</text:p>
      <text:p text:style-name="P1">number_of_items = numel(sigma_squared_values);</text:p>
      <text:p text:style-name="P1"/>
      <text:p text:style-name="P1">figure;</text:p>
      <text:p text:style-name="P1">for i = 1:number_of_items</text:p>
      <text:p text:style-name="P1"><text:s text:c="2"/>sigma_squared = sigma_squared_values(i);</text:p>
      <text:p text:style-name="P1"><text:s text:c="2"/>pascal_row_number = 4*sigma_squared+1;</text:p>
      <text:p text:style-name="P1"><text:s text:c="2"/>pascal_row = diag(rot90(pascal(pascal_row_number)))';</text:p>
      <text:p text:style-name="P1"><text:s text:c="2"/>normalized_pascal_row = pascal_row ./ sum(pascal_row);</text:p>
      <text:p text:style-name="P1"><text:s text:c="2"/>f = [normalized_pascal_row, zeros(1,length-pascal_row_number)];</text:p>
      <text:p text:style-name="P1"/>
      <text:p text:style-name="P1"><text:s text:c="2"/>F = fft(f);</text:p>
      <text:p text:style-name="P1"><text:s text:c="2"/>F_magnitude_shifted = fftshift(abs(F));</text:p>
      <text:p text:style-name="P1"><text:s text:c="2"/>F_angle_shifted = fftshift(angle(F));</text:p>
      <text:p text:style-name="P1"/>
      <text:p text:style-name="P1"><text:s text:c="2"/>subplot(number_of_items,3,i*3-2);</text:p>
      <text:p text:style-name="P1"><text:s text:c="2"/>stem(f);</text:p>
      <text:p text:style-name="P1"><text:s text:c="2"/>xlabel('x');</text:p>
      <text:p text:style-name="P1"><text:s text:c="2"/>ylabel('f(x)');</text:p>
      <text:p text:style-name="P1"><text:s text:c="2"/>title(['original signal, sigma^2 = ' num2str(sigma_squared)]);</text:p>
      <text:p text:style-name="P1"><text:s text:c="2"/></text:p>
      <text:p text:style-name="P1"><text:s text:c="2"/>subplot(number_of_items,3,i*3-1);</text:p>
      <text:p text:style-name="P1"><text:s text:c="2"/>stem(F_magnitude_shifted);</text:p>
      <text:p text:style-name="P1"><text:s text:c="2"/>xlabel('u - frequency');</text:p>
      <text:p text:style-name="P1"><text:s text:c="2"/>ylabel('magnitude');</text:p>
      <text:p text:style-name="P1"><text:s text:c="2"/>title(['DFT magnitude, sigma^2 = ' num2str(sigma_squared)]);</text:p>
      <text:p text:style-name="P1"><text:s text:c="2"/></text:p>
      <text:p text:style-name="P1"><text:s text:c="2"/>subplot(number_of_items,3,i*3);</text:p>
      <text:p text:style-name="P1"><text:s text:c="2"/>stem(F_angle_shifted);</text:p>
      <text:p text:style-name="P1"><text:s text:c="2"/>ylim(phase_plot_y_axis_range);</text:p>
      <text:p text:style-name="P1"><text:s text:c="2"/>xlabel('u - frequency');</text:p>
      <text:p text:style-name="P1"><text:s text:c="2"/>ylabel('phase - radians');</text:p>
      <text:p text:style-name="P1"><text:s text:c="2"/>title(['DFT phase, sigma^2 = ' num2str(sigma_squared)]);</text:p>
      <text:p text:style-name="P1">end</text:p>
      <text:p text:style-name="P2">% Author: &lt;njoffe@ucsd.edu&gt; Nitay Joffe</text:p>
      <text:p text:style-name="P1">% Date: 10/12/2006</text:p>
      <text:p text:style-name="P1">% Class: CSE 166 - Image Processing</text:p>
      <text:p text:style-name="P1">% Homework: 2</text:p>
      <text:p text:style-name="P1">% Problem: 5 - Computing 2D Discrete Fourier Transforms</text:p>
      <text:p text:style-name="P1">clear;</text:p>
      <text:p text:style-name="P1"/>
      <text:p text:style-name="P1">% (a) Compute and display the magnitude of the DFT of Figures 4.3(a) and</text:p>
      <text:p text:style-name="P1">% <text:s text:c="4"/>4.4(a). The Matlab function for the 2D DFT is fft2. Use fftshift to move</text:p>
      <text:p text:style-name="P1">% <text:s text:c="4"/>the DC component to the center, and use the logarithmic transformation so</text:p>
      <text:p text:style-name="P1">% <text:s text:c="4"/>that your results look like Figures 4.3(b) and 4.4(b), respectively. In</text:p>
      <text:p text:style-name="P1">% <text:s text:c="4"/>both cases, use imagesc with CLIM=[5 13] to display the DFT log</text:p>
      <text:p text:style-name="P1">% <text:s text:c="4"/>magnitude.</text:p>
      <text:p text:style-name="P1">clim = [5 13];</text:p>
      <text:p text:style-name="P1">I1 = double(imread('Fig4.03(a).jpg'));</text:p>
      <text:p text:style-name="P1">I2 = double(imread('Fig4.04(a).jpg'));</text:p>
      <text:p text:style-name="P1">F1_shifted_log_magnitude = log(abs(fftshift(fft2(I1))));</text:p>
      <text:p text:style-name="P1">F2_shifted_log_magnitude = log(abs(fftshift(fft2(I2))));</text:p>
      <text:p text:style-name="P1"/>
      <text:p text:style-name="P1">figure;</text:p>
      <text:p text:style-name="P1">subplot(1,2,1);</text:p>
      <text:p text:style-name="P1">imagesc(F1_shifted_log_magnitude, clim);</text:p>
      <text:p text:style-name="P1">title('DFT of Figure 4.3(a)');</text:p>
      <text:p text:style-name="P1">subplot(1,2,2);</text:p>
      <text:p text:style-name="P1">imagesc(F2_shifted_log_magnitude, clim);</text:p>
      <text:p text:style-name="P1">title('shifted log magnitude of DFT of Figure 4.4(a)');</text:p>
      <text:p text:style-name="P1"/>
      <text:p text:style-name="P1">% (b) Compute and display the DFT magnitude (again using the logarithmic</text:p>
      <text:p text:style-name="P1">% <text:s text:c="4"/>transformation) for an image of your own choosing, e.g. taken from the</text:p>
      <text:p text:style-name="P1">% <text:s text:c="4"/>internet or your own digital camera. If the image is color, use rgb2gray</text:p>
      <text:p text:style-name="P1">% <text:s text:c="4"/>to convert it to monochrome.</text:p>
      <text:p text:style-name="P1">I = double(rgb2gray(imread('funny-pictures-cat.jpg')));</text:p>
      <text:p text:style-name="P1">F_shifted_log_magnitude = log(abs(fftshift(fft2(I))));</text:p>
      <text:p text:style-name="P1"/>
      <text:p text:style-name="P1">figure;</text:p>
      <text:p text:style-name="P1">subplot(1,2,1);</text:p>
      <text:p text:style-name="P1">imshow('funny-pictures-cat.jpg');</text:p>
      <text:p text:style-name="P1">title('original image');</text:p>
      <text:p text:style-name="P1">subplot(1,2,2);</text:p>
      <text:p text:style-name="P1">imagesc(F_shifted_log_magnitude, clim);</text:p>
      <text:p text:style-name="P1">title('shifted log magnitude of DFT of image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xi Mono" svg:font-family="'Luxi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299in" fo:margin-bottom="0.529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0-12T07:35:41</meta:creation-date>
    <dc:date>2006-10-12T07:39:41</dc:date>
    <dc:language>en-US</dc:language>
    <meta:editing-cycles>5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380" meta:word-count="2363" meta:character-count="14292"/>
  </office:meta>
</office:document-meta>
</file>